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Franklin Gothic Medium" fo:font-size="12pt" fo:letter-spacing="normal" fo:font-style="normal" fo:font-weight="bold" officeooo:rsid="001735ca" officeooo:paragraph-rsid="001735ca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Franklin Gothic Medium" fo:font-size="9pt" fo:letter-spacing="normal" fo:font-style="normal" fo:font-weight="bold" officeooo:rsid="001735ca" officeooo:paragraph-rsid="001735ca" style:font-size-asian="7.84999990463257pt" style:font-size-complex="9pt"/>
    </style:style>
    <style:style style:name="P3" style:family="paragraph" style:parent-style-name="Heading_20_2">
      <style:paragraph-properties fo:text-align="center" style:justify-single-word="false"/>
      <style:text-properties fo:font-variant="normal" fo:text-transform="none" fo:color="#ff0000" style:font-name="Franklin Gothic Medium" fo:letter-spacing="normal" fo:font-style="normal" fo:font-weight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Franklin Gothic Medium" fo:font-size="14pt" fo:letter-spacing="normal" style:font-size-asian="14pt" style:font-size-complex="14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Franklin Gothic Medium" fo:font-size="14pt" fo:letter-spacing="normal" officeooo:paragraph-rsid="001735ca" style:font-size-asian="14pt" style:font-size-complex="14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Franklin Gothic Medium" fo:font-size="14pt" fo:letter-spacing="normal" officeooo:paragraph-rsid="00187667" style:font-size-asian="14pt" style:font-size-complex="14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Franklin Gothic Medium" fo:font-size="14pt" fo:letter-spacing="normal" officeooo:paragraph-rsid="0018d066" style:font-size-asian="14pt" style:font-size-complex="14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style:font-name="Franklin Gothic Medium" fo:font-size="14pt" fo:letter-spacing="normal" fo:font-style="normal" style:font-size-asian="14pt" style:font-size-complex="14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style:font-name="Franklin Gothic Medium" fo:font-size="10pt" fo:letter-spacing="normal" style:font-size-asian="8.75pt" style:font-size-complex="10pt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ff0000" style:font-name="Franklin Gothic Medium" fo:font-size="12pt" fo:letter-spacing="normal" style:font-size-asian="12pt" style:font-size-complex="12pt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ff0000" style:font-name="Franklin Gothic Medium" fo:font-size="12pt" fo:letter-spacing="normal" officeooo:paragraph-rsid="001735ca" style:font-size-asian="12pt" style:font-size-complex="12pt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ff0000" style:font-name="Franklin Gothic Medium" fo:font-size="12pt" fo:letter-spacing="normal" officeooo:paragraph-rsid="0018d066" style:font-size-asian="12pt" style:font-size-complex="12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ff0000" style:font-name="Franklin Gothic Medium" fo:font-size="14pt" fo:letter-spacing="normal" style:font-size-asian="14pt" style:font-size-complex="14pt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ff0000" style:font-name="Franklin Gothic Medium" fo:font-size="14pt" fo:letter-spacing="normal" officeooo:paragraph-rsid="001735ca" style:font-size-asian="14pt" style:font-size-complex="14pt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ff0000" style:font-name="Franklin Gothic Medium" fo:font-size="10pt" fo:letter-spacing="normal" style:font-size-asian="8.75pt" style:font-size-complex="10pt"/>
    </style:style>
    <style:style style:name="P16" style:family="paragraph" style:parent-style-name="Preformatted_20_Text">
      <style:paragraph-properties fo:orphans="2" fo:widows="2"/>
      <style:text-properties style:font-name="Franklin Gothic Medium" fo:font-size="10pt" style:font-size-asian="8.75pt" style:font-size-complex="10pt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0000" style:font-name="Franklin Gothic Medium" fo:font-size="12pt" fo:letter-spacing="normal" officeooo:paragraph-rsid="00164487" style:font-size-asian="12pt" style:font-size-complex="12pt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0000" style:font-name="Franklin Gothic Medium" fo:font-size="14pt" fo:letter-spacing="normal" officeooo:paragraph-rsid="00164487" style:font-size-asian="14pt" style:font-size-complex="14pt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style:font-name="Franklin Gothic Medium" fo:font-size="14pt" style:font-size-asian="14pt" style:font-size-complex="14pt"/>
    </style:style>
    <style:style style:name="T1" style:family="text">
      <style:text-properties fo:font-style="normal"/>
    </style:style>
    <style:style style:name="T2" style:family="text">
      <style:text-properties fo:font-style="normal" officeooo:rsid="00187667"/>
    </style:style>
    <style:style style:name="T3" style:family="text">
      <style:text-properties fo:font-style="normal" officeooo:rsid="0018d066"/>
    </style:style>
    <style:style style:name="T4" style:family="text">
      <style:text-properties fo:font-style="normal" officeooo:rsid="001c60e9"/>
    </style:style>
    <style:style style:name="T5" style:family="text">
      <style:text-properties fo:color="#ff0000"/>
    </style:style>
    <style:style style:name="T6" style:family="text">
      <style:text-properties fo:color="#ff0000" fo:font-style="normal"/>
    </style:style>
    <style:style style:name="T7" style:family="text">
      <style:text-properties fo:color="#ff0000" officeooo:rsid="00187667"/>
    </style:style>
    <style:style style:name="T8" style:family="text">
      <style:text-properties fo:color="#ff0000" officeooo:rsid="0018d066"/>
    </style:style>
    <style:style style:name="T9" style:family="text">
      <style:text-properties fo:color="#ff0000" fo:font-size="12pt" fo:font-style="normal" style:font-size-asian="12pt" style:font-size-complex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fo:font-size="12pt" officeooo:rsid="00187667" style:font-size-asian="12pt" style:font-size-complex="12pt"/>
    </style:style>
    <style:style style:name="T12" style:family="text">
      <style:text-properties fo:color="#ff0000" fo:font-size="12pt" officeooo:rsid="0018d066" style:font-size-asian="12pt" style:font-size-complex="12pt"/>
    </style:style>
    <style:style style:name="T13" style:family="text">
      <style:text-properties fo:color="#ff0000" fo:font-size="13pt" style:font-size-asian="13pt" style:font-size-complex="13pt"/>
    </style:style>
    <style:style style:name="T14" style:family="text">
      <style:text-properties fo:color="#ff0000" fo:font-size="13pt" fo:font-style="normal" style:font-size-asian="13pt" style:font-size-complex="13pt"/>
    </style:style>
    <style:style style:name="T15" style:family="text">
      <style:text-properties fo:color="#ff0000" fo:font-size="11pt" style:font-size-asian="11pt" style:font-size-complex="11pt"/>
    </style:style>
    <style:style style:name="T16" style:family="text">
      <style:text-properties fo:color="#ff0000" fo:font-size="11pt" fo:font-style="normal" style:font-size-asian="11pt" style:font-size-complex="11pt"/>
    </style:style>
    <style:style style:name="T17" style:family="text">
      <style:text-properties fo:color="#000000" fo:font-style="normal"/>
    </style:style>
    <style:style style:name="T18" style:family="text">
      <style:text-properties fo:font-variant="normal" fo:text-transform="none" fo:color="#000000" fo:letter-spacing="normal" fo:font-style="normal"/>
    </style:style>
    <style:style style:name="T19" style:family="text">
      <style:text-properties officeooo:rsid="001735ca"/>
    </style:style>
    <style:style style:name="T20" style:family="text">
      <style:text-properties officeooo:rsid="00187667"/>
    </style:style>
    <style:style style:name="T21" style:family="text">
      <style:text-properties officeooo:rsid="0018d066"/>
    </style:style>
    <style:style style:name="T22" style:family="text">
      <style:text-properties fo:font-size="12pt" fo:font-style="normal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ENDICIÓN DEL AGUA</text:h>
      <text:p text:style-name="P1">De Liturgia Bautismal de la Vigilia Pascual</text:p>
      <text:p text:style-name="P2"/>
      <text:p text:style-name="P17"><text:s text:c="5"/><text:span text:style-name="T1">Mi-</text:span></text:p>
      <text:p text:style-name="P18"><text:span text:style-name="T1">P. </text:span><text:span text:style-name="T17">Oh Dios,</text:span></text:p>
      <text:p text:style-name="P11"><text:s text:c="5"/><text:span text:style-name="T1"><text:s/>La- <text:s text:c="69"/>Si7</text:span></text:p>
      <text:p text:style-name="P14"><text:span text:style-name="T17"><text:s text:c="4"/>que por medio de los signos sacramentales,</text:span></text:p>
      <text:p text:style-name="P10"><text:s text:c="5"/><text:span text:style-name="T1">La- <text:s text:c="42"/>Si7</text:span></text:p>
      <text:p text:style-name="P4"><text:s text:c="4"/><text:span text:style-name="T1">tú obras con invisible potencia</text:span></text:p>
      <text:p text:style-name="P10"><text:s text:c="22"/><text:span text:style-name="T19">Do</text:span> <text:s text:c="29"/><text:span text:style-name="T19">Si7</text:span></text:p>
      <text:p text:style-name="P4"><text:s text:c="4"/><text:span text:style-name="T1">las maravillas de la Salvación.</text:span></text:p>
      <text:p text:style-name="P16"/>
      <text:p text:style-name="P10"><text:s text:c="5"/><text:span text:style-name="T1">Mi-</text:span></text:p>
      <text:p text:style-name="P4"><text:s text:c="4"/><text:span text:style-name="T1">De muchos modos,</text:span></text:p>
      <text:p text:style-name="P10"><text:s text:c="5"/><text:span text:style-name="T1">La-</text:span></text:p>
      <text:p text:style-name="P4"><text:s text:c="4"/><text:span text:style-name="T1">a través de los tiempos,</text:span></text:p>
      <text:p text:style-name="P10"><text:s text:c="5"/><text:span text:style-name="T1">Do</text:span></text:p>
      <text:p text:style-name="P4"><text:s text:c="4"/><text:span text:style-name="T1">has preparado el agua, tu criatura,</text:span></text:p>
      <text:p text:style-name="P13"><text:s text:c="53"/><text:span text:style-name="T1">Si7</text:span></text:p>
      <text:p text:style-name="P4"><text:s text:c="4"/><text:span text:style-name="T1">para que fuese signo del Bautismo.</text:span></text:p>
      <text:p text:style-name="P16"/>
      <text:p text:style-name="P10"><text:s text:c="6"/><text:span text:style-name="T1">Mi-</text:span></text:p>
      <text:p text:style-name="P4"><text:s text:c="4"/><text:span text:style-name="T1">Desde los orígenes tu Espíritu,</text:span></text:p>
      <text:p text:style-name="P10"><text:s text:c="7"/><text:span text:style-name="T1">La- <text:s text:c="29"/>Si7</text:span></text:p>
      <text:p text:style-name="P4"><text:s text:c="4"/><text:span text:style-name="T1">aleteaba sobre las aguas,</text:span></text:p>
      <text:p text:style-name="P10"><text:s text:c="16"/><text:span text:style-name="T1">Do <text:s text:c="58"/>Si7</text:span></text:p>
      <text:p text:style-name="P4"><text:s text:c="4"/><text:span text:style-name="T1">para que contuviesen la fuerza de santificar.</text:span></text:p>
      <text:p text:style-name="P16"/>
      <text:p text:style-name="P10"><text:s text:c="4"/><text:span text:style-name="T1">Mi-</text:span></text:p>
      <text:p text:style-name="P4"><text:s text:c="4"/><text:span text:style-name="T1">Y también, en el diluvio</text:span></text:p>
      <text:p text:style-name="P10"><text:s text:c="6"/><text:span text:style-name="T1">La- <text:s text:c="38"/>Si7</text:span></text:p>
      <text:p text:style-name="P4"><text:s text:c="4"/><text:span text:style-name="T1">has prefigurado el Bautismo,</text:span></text:p>
      <text:p text:style-name="P10"><text:s text:c="46"/><text:span text:style-name="T1">Mi-</text:span></text:p>
      <text:p text:style-name="P4"><text:s text:c="4"/><text:span text:style-name="T1">para que hoy como ayer</text:span></text:p>
      <text:p text:style-name="P10"><text:s text:c="12"/><text:span text:style-name="T1">Re <text:s text:c="45"/>Do</text:span></text:p>
      <text:p text:style-name="P4"><text:s text:c="4"/><text:span text:style-name="T1">el agua señalase el fin del pecado</text:span></text:p>
      <text:p text:style-name="P10"><text:s text:c="47"/><text:span text:style-name="T1">Si7</text:span></text:p>
      <text:p text:style-name="P4"><text:s text:c="4"/><text:span text:style-name="T1">y el inicio de la Vida Nueva.</text:span></text:p>
      <text:p text:style-name="P16"/>
      <text:p text:style-name="P10"><text:s text:c="5"/><text:span text:style-name="T1">Mi-</text:span></text:p>
      <text:p text:style-name="P4"><text:s text:c="4"/><text:span text:style-name="T1">Tú, has liberado de la esclavitud</text:span></text:p>
      <text:p text:style-name="P10"><text:s text:c="36"/><text:span text:style-name="T1">Re</text:span></text:p>
      <text:p text:style-name="P4"><text:s text:c="4"/><text:span text:style-name="T1">a los hijos de Abraham,</text:span></text:p>
      <text:p text:style-name="P10"><text:s text:c="69"/><text:span text:style-name="T1">Mi-</text:span></text:p>
      <text:p text:style-name="P4"><text:s text:c="4"/><text:span text:style-name="T1">haciéndoles pasar ilesos el Mar Rojo,</text:span></text:p>
      <text:p text:style-name="P15"><text:span text:style-name="T1"/></text:p>
      <text:p text:style-name="P5"><text:soft-page-break/><text:s text:c="4"/><text:span text:style-name="T1">para que fuesen la imagen</text:span></text:p>
      <text:p text:style-name="P11"><text:span text:style-name="T1"><text:s text:c="27"/>Re <text:s text:c="23"/>Mi-</text:span></text:p>
      <text:p text:style-name="P5"><text:span text:style-name="T1"><text:s text:c="4"/>del futuro pueblo</text:span><text:span text:style-name="T6"> </text:span><text:span text:style-name="T1">de bautizados.</text:span></text:p>
      <text:p text:style-name="P16"/>
      <text:p text:style-name="P10"><text:s text:c="6"/><text:span text:style-name="T1">Mi- <text:s text:c="51"/>Re</text:span></text:p>
      <text:p text:style-name="P4"><text:s text:c="4"/><text:span text:style-name="T1">Por fin, en la plenitud de los tiempos,</text:span></text:p>
      <text:p text:style-name="P10"><text:s text:c="11"/><text:span text:style-name="T1">Mi- <text:s text:c="60"/>Re</text:span></text:p>
      <text:p text:style-name="P4"><text:s text:c="4"/><text:span text:style-name="T1">tu Hijo, bautizado en el agua del Jordán,</text:span></text:p>
      <text:p text:style-name="P10"><text:s text:c="25"/><text:span text:style-name="T1">Do <text:s text:c="36"/>Si7</text:span></text:p>
      <text:p text:style-name="P4"><text:s text:c="4"/><text:span text:style-name="T1">fue consagrado por el Espíritu Santo.</text:span></text:p>
      <text:p text:style-name="P16"/>
      <text:p text:style-name="P4"><text:span text:style-name="T5"><text:s text:c="5"/></text:span><text:span text:style-name="T9">Mi- <text:s text:c="35"/>Re</text:span><text:span text:style-name="T6"><text:tab/></text:span><text:span text:style-name="T1">|</text:span></text:p>
      <text:p text:style-name="P4"><text:span text:style-name="T7">P.</text:span> <text:span text:style-name="T1">L</text:span><text:span text:style-name="T2">EVANTADO</text:span><text:span text:style-name="T1"> </text:span><text:span text:style-name="T2">EN</text:span><text:span text:style-name="T1"> </text:span><text:span text:style-name="T2">LA</text:span><text:span text:style-name="T1"> </text:span><text:span text:style-name="T2">CRUZ<text:tab/></text:span><text:span text:style-name="T1">|</text:span></text:p>
      <text:p text:style-name="P4"><text:span text:style-name="T10"><text:s text:c="47"/></text:span><text:span text:style-name="T9">Do</text:span><text:span text:style-name="T6"><text:tab/></text:span><text:span text:style-name="T1">|</text:span></text:p>
      <text:p text:style-name="P4"><text:s text:c="4"/><text:span text:style-name="T20">DE</text:span><text:span text:style-name="T1"> </text:span><text:span text:style-name="T2">SU</text:span><text:span text:style-name="T1"> </text:span><text:span text:style-name="T2">COSTADO</text:span><text:span text:style-name="T1"> </text:span><text:span text:style-name="T2">SALIÓ<text:tab/></text:span><text:span text:style-name="T1">| <text:s/>Bis A</text:span><text:span text:style-name="T2">samblea</text:span></text:p>
      <text:p text:style-name="P4"><text:span text:style-name="T10"><text:s text:c="26"/></text:span><text:span text:style-name="T9">Si7</text:span><text:span text:style-name="T6"><text:tab/><text:tab/><text:tab/></text:span><text:span text:style-name="T1">|</text:span></text:p>
      <text:p text:style-name="P4"><text:s text:c="4"/><text:span text:style-name="T20">SANGRE</text:span><text:span text:style-name="T1"> </text:span><text:span text:style-name="T2">Y</text:span><text:span text:style-name="T1"> </text:span><text:span text:style-name="T2">AGUA</text:span><text:span text:style-name="T1">.<text:tab/><text:tab/>|</text:span></text:p>
      <text:p text:style-name="P16"/>
      <text:p text:style-name="P10"><text:s text:c="4"/><text:span text:style-name="T1">Mi- <text:s text:c="47"/>Re</text:span></text:p>
      <text:p text:style-name="P4"><text:span text:style-name="T7">P.</text:span> <text:span text:style-name="T1">Y después de su resurrección,</text:span></text:p>
      <text:p text:style-name="P10"><text:s text:c="38"/><text:span text:style-name="T1">Mi-</text:span></text:p>
      <text:p text:style-name="P4"><text:s text:c="4"/><text:span text:style-name="T1">ordenó a sus discípulos:</text:span></text:p>
      <text:p text:style-name="P10"><text:s text:c="49"/><text:span text:style-name="T1">Re</text:span></text:p>
      <text:p text:style-name="P4"><text:s text:c="4"/>“<text:span text:style-name="T1">Id y anunciad el Evangelio</text:span></text:p>
      <text:p text:style-name="P10"><text:s text:c="30"/><text:span text:style-name="T1">Mi-</text:span></text:p>
      <text:p text:style-name="P4"><text:s text:c="4"/><text:span text:style-name="T1">a todos los pueblos,</text:span></text:p>
      <text:p text:style-name="P16"/>
      <text:p text:style-name="P4"><text:span text:style-name="T10"><text:s text:c="5"/></text:span><text:span text:style-name="T11">Mi-<text:tab/></text:span><text:span text:style-name="T7"><text:tab/><text:tab/><text:tab/><text:tab/><text:tab/></text:span><text:span text:style-name="T1">|</text:span></text:p>
      <text:p text:style-name="P6"><text:span text:style-name="T7">P.</text:span> <text:span text:style-name="T20">BAUTIZÁNLODOS<text:tab/><text:tab/><text:tab/>|</text:span></text:p>
      <text:p text:style-name="P6"><text:span text:style-name="T22"><text:s text:c="46"/></text:span><text:span text:style-name="T9">Re</text:span><text:span text:style-name="T6"><text:tab/><text:tab/></text:span><text:span text:style-name="T1">|</text:span></text:p>
      <text:p text:style-name="P6"><text:span text:style-name="T1"><text:s text:c="4"/></text:span><text:span text:style-name="T2">EN</text:span><text:span text:style-name="T1"> </text:span><text:span text:style-name="T2">EL</text:span><text:span text:style-name="T1"> </text:span><text:span text:style-name="T2">NOMBRE</text:span><text:span text:style-name="T1"> </text:span><text:span text:style-name="T2">DEL</text:span><text:span text:style-name="T1"> </text:span><text:span text:style-name="T2">PADRE</text:span><text:span text:style-name="T1">,<text:tab/>| <text:s/>Bis A</text:span><text:span text:style-name="T2">samblea</text:span></text:p>
      <text:p text:style-name="P4"><text:span text:style-name="T15"><text:s text:c="19"/></text:span><text:span text:style-name="T16">Do</text:span><text:span text:style-name="T6"><text:tab/><text:tab/><text:tab/><text:tab/><text:tab/></text:span><text:span text:style-name="T1">|</text:span></text:p>
      <text:p text:style-name="P4"><text:s text:c="4"/><text:span text:style-name="T20">Y</text:span><text:span text:style-name="T1"> </text:span><text:span text:style-name="T2">DEL</text:span><text:span text:style-name="T1"> </text:span><text:span text:style-name="T2">HIJO</text:span><text:span text:style-name="T1">,<text:tab/><text:tab/><text:tab/><text:tab/>|</text:span></text:p>
      <text:p text:style-name="P4"><text:span text:style-name="T10"><text:s text:c="38"/></text:span><text:span text:style-name="T9">Si7</text:span><text:span text:style-name="T6"><text:tab/><text:tab/><text:tab/></text:span><text:span text:style-name="T1">|</text:span></text:p>
      <text:p text:style-name="P4"><text:s text:c="4"/><text:span text:style-name="T20">Y</text:span><text:span text:style-name="T1"> </text:span><text:span text:style-name="T2">DEL</text:span><text:span text:style-name="T1"> </text:span><text:span text:style-name="T2">ESPÍRITU</text:span><text:span text:style-name="T1"> </text:span><text:span text:style-name="T2">SANTO”.<text:tab/><text:tab/></text:span><text:span text:style-name="T1">|</text:span></text:p>
      <text:p text:style-name="P16"/>
      <text:p text:style-name="P10"><text:s text:c="5"/><text:span text:style-name="T1">Mi-</text:span></text:p>
      <text:p text:style-name="P8"><text:span text:style-name="T5">P.</text:span> Ahora, ahora Padre,</text:p>
      <text:p text:style-name="P10"><text:s text:c="47"/><text:span text:style-name="T1">Re</text:span></text:p>
      <text:p text:style-name="P4"><text:s text:c="4"/><text:span text:style-name="T1">mira con amor a tu Iglesia,</text:span></text:p>
      <text:p text:style-name="P10"><text:s text:c="39"/><text:span text:style-name="T1">Do</text:span></text:p>
      <text:p text:style-name="P4"><text:s text:c="4"/><text:span text:style-name="T1">y haz brotar para ella</text:span></text:p>
      <text:p text:style-name="P10"><text:s text:c="38"/><text:span text:style-name="T1">Si7</text:span></text:p>
      <text:p text:style-name="P4"><text:s text:c="4"/><text:span text:style-name="T1">la fuente del Bautismo.</text:span></text:p>
      <text:p text:style-name="P16"/>
      <text:p text:style-name="P16"/>
      <text:p text:style-name="P16"/>
      <text:p text:style-name="P16"/>
      <text:p text:style-name="P10"><text:soft-page-break/><text:s text:c="4"/><text:span text:style-name="T1">Mi- <text:s text:c="26"/>Re</text:span></text:p>
      <text:p text:style-name="P4"><text:s text:c="4"/><text:span text:style-name="T1">Infunde en este agua,</text:span></text:p>
      <text:p text:style-name="P10"><text:s text:c="47"/><text:span text:style-name="T1">Do</text:span></text:p>
      <text:p text:style-name="P4"><text:s text:c="4"/><text:span text:style-name="T1">por obra del Espíritu Santo,</text:span></text:p>
      <text:p text:style-name="P10"><text:s text:c="48"/><text:span text:style-name="T1">Si7</text:span></text:p>
      <text:p text:style-name="P4"><text:s text:c="4"/><text:span text:style-name="T1">la Gracia de tu Único Hijo.</text:span></text:p>
      <text:p text:style-name="P16"/>
      <text:p text:style-name="P10"><text:s text:c="5"/><text:span text:style-name="T1">Mi- <text:s text:c="66"/>Re</text:span></text:p>
      <text:p text:style-name="P4"><text:s text:c="4"/><text:span text:style-name="T21">P</text:span><text:span text:style-name="T1">ara que por el Sacramento del Bautismo</text:span></text:p>
      <text:p text:style-name="P10"><text:s text:c="51"/><text:span text:style-name="T1">Mi-</text:span></text:p>
      <text:p text:style-name="P4"><text:s text:c="4"/><text:span text:style-name="T1">el hombre hecho a tu imagen</text:span></text:p>
      <text:p text:style-name="P10"><text:s text:c="59"/><text:span text:style-name="T1">Re</text:span></text:p>
      <text:p text:style-name="P4"><text:s text:c="4"/><text:span text:style-name="T1">sea lavado de todos sus pecados</text:span></text:p>
      <text:p text:style-name="P10"><text:s text:c="52"/><text:span text:style-name="T1">Do</text:span></text:p>
      <text:p text:style-name="P4"><text:s text:c="4"/><text:span text:style-name="T1">y, del agua del Espíritu Santo,</text:span></text:p>
      <text:p text:style-name="P10"><text:s text:c="54"/><text:span text:style-name="T1">Si7</text:span></text:p>
      <text:p text:style-name="P4"><text:s text:c="4"/><text:span text:style-name="T1">renazca como nueva criatura.</text:span></text:p>
      <text:p text:style-name="P16"/>
      <text:p text:style-name="P10"><text:s text:c="5"/><text:span text:style-name="T1">Mi- <text:s text:c="12"/></text:span></text:p>
      <text:p text:style-name="P4"><text:s text:c="4"/><text:span text:style-name="T1">Descienda Padre,</text:span></text:p>
      <text:p text:style-name="P10"><text:s text:c="5"/><text:span text:style-name="T1">La- <text:s text:c="51"/>Si7</text:span></text:p>
      <text:p text:style-name="P4"><text:s text:c="4"/><text:span text:style-name="T1">en este agua, por obra de tu Hijo,</text:span></text:p>
      <text:p text:style-name="P10"><text:s text:c="14"/><text:span text:style-name="T1">Do <text:s text:c="33"/>Mi-</text:span></text:p>
      <text:p text:style-name="P4"><text:s text:c="4"/><text:span text:style-name="T1">la potencia del Espíritu Santo.</text:span></text:p>
      <text:p text:style-name="P16"/>
      <text:p text:style-name="P10"><text:s text:c="5"/><text:span text:style-name="T21">Mi-</text:span></text:p>
      <text:p text:style-name="P7"><text:s text:c="4"/><text:span text:style-name="T21">P</text:span><text:span text:style-name="T1">ara que todos aquellos</text:span></text:p>
      <text:p text:style-name="P12"><text:span text:style-name="T1"><text:s text:c="50"/>Re</text:span></text:p>
      <text:p text:style-name="P7"><text:span text:style-name="T1"><text:s text:c="4"/>que hoy reciban el Bautismo</text:span></text:p>
      <text:p text:style-name="P10"><text:s text:c="49"/><text:span text:style-name="T1">Mi-</text:span></text:p>
      <text:p text:style-name="P4"><text:s text:c="4"/><text:span text:style-name="T1">sean sepultados con Cristo.</text:span></text:p>
      <text:p text:style-name="P16"/>
      <text:p text:style-name="P4"><text:span text:style-name="T10"><text:s text:c="4"/></text:span><text:span text:style-name="T12">Mi-</text:span><text:span text:style-name="T8"><text:tab/><text:tab/><text:tab/><text:tab/><text:tab/></text:span><text:span text:style-name="T1">|</text:span></text:p>
      <text:p text:style-name="P4"><text:s text:c="4"/><text:span text:style-name="T21">Y</text:span><text:span text:style-name="T1"> </text:span><text:span text:style-name="T3">MUERTOS</text:span><text:span text:style-name="T1"> </text:span><text:span text:style-name="T3">CON</text:span><text:span text:style-name="T1"> É</text:span><text:span text:style-name="T3">L</text:span><text:span text:style-name="T1">,<text:tab/><text:tab/>|</text:span></text:p>
      <text:p text:style-name="P4"><text:span text:style-name="T10"><text:s text:c="13"/></text:span><text:span text:style-name="T9">Re</text:span><text:span text:style-name="T6"><text:tab/><text:tab/><text:tab/><text:tab/></text:span><text:span text:style-name="T1">|</text:span></text:p>
      <text:p text:style-name="P4"><text:s text:c="4"/><text:span text:style-name="T1">¡</text:span><text:span text:style-name="T3">RESURJAN</text:span><text:span text:style-name="T1">!<text:tab/><text:tab/><text:tab/>|</text:span></text:p>
      <text:p text:style-name="P4"><text:span text:style-name="T10"><text:s text:c="17"/></text:span><text:span text:style-name="T9">Do</text:span><text:span text:style-name="T6"><text:tab/><text:tab/><text:tab/><text:tab/></text:span><text:span text:style-name="T1">| <text:s/>Bis A</text:span><text:span text:style-name="T3">samblea</text:span></text:p>
      <text:p text:style-name="P4"><text:s text:c="4"/><text:span text:style-name="T1">¡</text:span><text:span text:style-name="T3">RESUCITEN</text:span><text:span text:style-name="T1">!<text:tab/><text:tab/><text:tab/>|</text:span></text:p>
      <text:p text:style-name="P4"><text:span text:style-name="T10"><text:s text:c="41"/></text:span><text:span text:style-name="T9">Si7</text:span><text:span text:style-name="T6"><text:tab/><text:tab/></text:span><text:span text:style-name="T1">|</text:span></text:p>
      <text:p text:style-name="P4"><text:s text:c="4"/><text:span text:style-name="T21">A</text:span><text:span text:style-name="T1"> </text:span><text:span text:style-name="T3">LA</text:span><text:span text:style-name="T1"> </text:span><text:span text:style-name="T3">VIDA</text:span><text:span text:style-name="T1"> </text:span><text:span text:style-name="T3">INMORTAL</text:span><text:span text:style-name="T1">.<text:tab/>|</text:span></text:p>
      <text:p text:style-name="P16"/>
      <text:p text:style-name="P10"><text:s text:c="49"/><text:span text:style-name="T1">Mi-</text:span></text:p>
      <text:p text:style-name="P4"><text:span text:style-name="T8">P.</text:span> <text:span text:style-name="T1">Por Cristo, nuestro Señor.</text:span></text:p>
      <text:p text:style-name="P9"><text:span text:style-name="T1"/></text:p>
      <text:p text:style-name="P10"><text:s text:c="5"/><text:span text:style-name="T21">Mi-</text:span> <text:s text:c="14"/><text:span text:style-name="T1">Re <text:s text:c="9"/>Mi-</text:span></text:p>
      <text:p text:style-name="P19"><text:span text:style-name="T18">A. AMÉN, AMÉN, AMÉ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0:47:54.966319738</meta:creation-date>
    <dc:date>2017-11-04T11:45:49.922196629</dc:date>
    <meta:editing-duration>PT4M27S</meta:editing-duration>
    <meta:editing-cycles>3</meta:editing-cycles>
    <meta:generator>LibreOffice/5.3.7.2.0$Linux_X86_64 LibreOffice_project/30$Build-2</meta:generator>
    <meta:document-statistic meta:table-count="0" meta:image-count="0" meta:object-count="0" meta:page-count="3" meta:paragraph-count="119" meta:word-count="403" meta:character-count="4380" meta:non-whitespace-character-count="1632"/>
  </office:meta>
</office:document-meta>
</file>